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86b9" officeooo:paragraph-rsid="001e86b9"/>
    </style:style>
    <style:style style:name="P2" style:family="paragraph" style:parent-style-name="Standard">
      <style:text-properties officeooo:rsid="001e86b9" officeooo:paragraph-rsid="001e86b9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</style:style>
    <style:style style:name="T1" style:family="text">
      <style:text-properties officeooo:rsid="00207d90"/>
    </style:style>
    <style:style style:name="T2" style:family="text">
      <style:text-properties fo:font-size="10.5pt" style:font-size-asian="10.5pt" style:font-size-complex="10.5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299in" fo:min-width="0.6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339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6339in" fo:min-width="0.663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ed1c24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0" draw:name="Shape1" draw:style-name="gr1" draw:text-style-name="P3" svg:width="0.6161in" svg:height="0.5303in" svg:x="1.3528in" svg:y="0.1098in"><text:p/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3" svg:width="0.6161in" svg:height="0.5303in" svg:x="1.9689in" svg:y="0.1098in"><text:p/><draw:enhanced-geometry svg:viewBox="0 0 21600 21600" draw:type="rectangle" draw:enhanced-path="M 0 0 L 21600 0 21600 21600 0 21600 0 0 Z N"/></draw:custom-shape><draw:custom-shape text:anchor-type="paragraph" draw:z-index="8" draw:name="Shape1" draw:style-name="gr1" draw:text-style-name="P3" svg:width="0.6161in" svg:height="0.5303in" svg:x="2.5846in" svg:y="0.1098in"><text:p/><draw:enhanced-geometry svg:viewBox="0 0 21600 21600" draw:type="rectangle" draw:enhanced-path="M 0 0 L 21600 0 21600 21600 0 21600 0 0 Z N"/></draw:custom-shape><draw:custom-shape text:anchor-type="paragraph" draw:z-index="9" draw:name="Shape1" draw:style-name="gr1" draw:text-style-name="P3" svg:width="0.6161in" svg:height="0.5303in" svg:x="3.2008in" svg:y="0.1098in"><text:p/><draw:enhanced-geometry svg:viewBox="0 0 21600 21600" draw:type="rectangle" draw:enhanced-path="M 0 0 L 21600 0 21600 21600 0 21600 0 0 Z N"/></draw:custom-shape></text:p>
      <text:p text:style-name="Standard"/>
      <text:p text:style-name="P1">All branches:</text:p>
      <text:p text:style-name="P1"><draw:line text:anchor-type="paragraph" draw:z-index="11" draw:name="Shape5" draw:style-name="gr5" draw:text-style-name="P6" svg:x1="2.4984in" svg:y1="0.7181in" svg:x2="3.0102in" svg:y2="0.1126in"><text:p/></draw:line></text:p>
      <text:p text:style-name="P1"><draw:line text:anchor-type="paragraph" draw:z-index="10" draw:name="Shape3" draw:style-name="gr5" draw:text-style-name="P6" svg:x1="1.8453in" svg:y1="2.1929in" svg:x2="3.5689in" svg:y2="0.072in"><text:p/></draw:line></text:p>
      <text:p text:style-name="P1"/>
      <text:p text:style-name="P1"/>
      <text:p text:style-name="P1"><draw:custom-shape text:anchor-type="paragraph" draw:z-index="1" draw:name="Shape1" draw:style-name="gr2" draw:text-style-name="P3" svg:width="0.6642in" svg:height="0.6343in" svg:x="1.1252in" svg:y="0.0118in"><text:p/><draw:enhanced-geometry svg:viewBox="0 0 21600 21600" draw:type="rectangle" draw:enhanced-path="M 0 0 L 21600 0 21600 21600 0 21600 0 0 Z N"/></draw:custom-shape><draw:frame text:anchor-type="paragraph" draw:z-index="2" draw:name="Shape4" draw:style-name="gr3" draw:text-style-name="P5" svg:width="0.5878in" svg:height="0.337in" svg:x="1.8654in" svg:y="0.0591in"><draw:text-box><text:p text:style-name="P4"><text:span text:style-name="T2">Comm</text:span><text:span text:style-name="T2">it #1</text:span></text:p></draw:text-box></draw:frame><draw:custom-shape text:anchor-type="paragraph" draw:z-index="4" draw:name="Shape1" draw:style-name="gr4" draw:text-style-name="P3" svg:width="0.6642in" svg:height="0.6343in" svg:x="1.789in" svg:y="0.0118in"><text:p/><draw:enhanced-geometry svg:viewBox="0 0 21600 21600" draw:type="rectangle" draw:enhanced-path="M 0 0 L 21600 0 21600 21600 0 21600 0 0 Z N"/></draw:custom-shape><draw:frame text:anchor-type="paragraph" draw:z-index="3" draw:name="Shape4" draw:style-name="gr3" draw:text-style-name="P5" svg:width="0.5878in" svg:height="0.337in" svg:x="1.2016in" svg:y="0.0882in"><draw:text-box><text:p text:style-name="P4"><text:span text:style-name="T2">Commit </text:span><text:span text:style-name="T2">#0</text:span></text:p></draw:text-box></draw:frame></text:p>
      <text:p text:style-name="P1">Branch1:</text:p>
      <text:p text:style-name="P1"/>
      <text:p text:style-name="P1"><draw:line text:anchor-type="paragraph" draw:z-index="12" draw:name="Shape2" draw:style-name="gr6" draw:text-style-name="P6" svg:x1="1.978in" svg:y1="0.1437in" svg:x2="1.5709in" svg:y2="0.522in"><text:p/></draw:line></text:p>
      <text:p text:style-name="P1"/>
      <text:p text:style-name="P1"/>
      <text:p text:style-name="P1"><draw:custom-shape text:anchor-type="paragraph" draw:z-index="5" draw:name="Shape1" draw:style-name="gr4" draw:text-style-name="P3" svg:width="0.6642in" svg:height="0.6343in" svg:x="0.9366in" svg:y="0.0118in"><text:p/><draw:enhanced-geometry svg:viewBox="0 0 21600 21600" draw:type="rectangle" draw:enhanced-path="M 0 0 L 21600 0 21600 21600 0 21600 0 0 Z N"/></draw:custom-shape><draw:frame text:anchor-type="paragraph" draw:z-index="6" draw:name="Shape4" draw:style-name="gr3" draw:text-style-name="P5" svg:width="0.5878in" svg:height="0.337in" svg:x="1.0134in" svg:y="0.0118in"><draw:text-box><text:p text:style-name="P4"><text:span text:style-name="T2">Commit #1</text:span></text:p></draw:text-box></draw:frame></text:p>
      <text:p text:style-name="P1"><text:span text:style-name="T1">Br</text:span>anch2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3:39:42.459385844</meta:creation-date>
    <dc:date>2020-08-17T14:59:05.092638715</dc:date>
    <meta:editing-duration>PT12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4" meta:character-count="29" meta:non-whitespace-character-count="28"/>
  </office:meta>
</office:document-meta>
</file>